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c65" officeooo:paragraph-rsid="0007dc65"/>
    </style:style>
    <style:style style:name="P2" style:family="paragraph" style:parent-style-name="Standard">
      <style:paragraph-properties fo:text-align="end" style:justify-single-word="false"/>
      <style:text-properties officeooo:rsid="0007dc65" officeooo:paragraph-rsid="0007dc65"/>
    </style:style>
    <style:style style:name="P3" style:family="paragraph" style:parent-style-name="Standard">
      <style:text-properties fo:font-size="28pt" officeooo:rsid="0007dc65" officeooo:paragraph-rsid="0007dc65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7dc65" officeooo:paragraph-rsid="0007dc65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7dc65" officeooo:paragraph-rsid="0007dc65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officeooo:rsid="0007dc65" officeooo:paragraph-rsid="0008c937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07dc65" officeooo:paragraph-rsid="0007dc65" style:font-size-asian="14pt" style:font-size-complex="14pt"/>
    </style:style>
    <style:style style:name="P8" style:family="paragraph" style:parent-style-name="Standard">
      <style:text-properties fo:font-size="14pt" officeooo:rsid="0007dc65" officeooo:paragraph-rsid="0007dc6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8c937" officeooo:paragraph-rsid="0008c93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ad704" officeooo:paragraph-rsid="000ad704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s" fo:country="VE"/>
    </style:style>
    <style:style style:name="T3" style:family="text">
      <style:text-properties style:font-name="Liberation Serif" fo:language="es" fo:country="VE" style:font-size-asian="10.5pt"/>
    </style:style>
    <style:style style:name="T4" style:family="text">
      <style:text-properties fo:language="es" fo:country="VE"/>
    </style:style>
    <style:style style:name="T5" style:family="text">
      <style:text-properties fo:language="es" fo:country="VE" style:font-size-asian="10.5pt"/>
    </style:style>
    <style:style style:name="T6" style:family="text">
      <style:text-properties officeooo:rsid="0008c937"/>
    </style:style>
    <style:style style:name="T7" style:family="text">
      <style:text-properties officeooo:rsid="00099710"/>
    </style:style>
    <style:style style:name="T8" style:family="text">
      <style:text-properties officeooo:rsid="0009a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rtenejas, 23 de febrero de 2016.</text:p>
      <text:p text:style-name="P8"><text:span text:style-name="T2">Universidad</text:span><text:span text:style-name="T1"> Simon Boliva</text:span>r</text:p>
      <text:p text:style-name="P8">Laboratorio de <text:span text:style-name="T4">Algoritmos</text:span> II</text:p>
      <text:p text:style-name="P8">Profesor: Guillermo Palma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PROYECTO I</text:p>
      <text:p text:style-name="P4">ANALISIS DE ALGORITMOS DE ORDENAMIENTO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><text:span text:style-name="T4">Integrantes</text:span>:</text:p>
      <text:p text:style-name="P7">- Pablo Betancourt 13-10147</text:p>
      <text:p text:style-name="P7">- Jose Acevedo 13-10006</text:p>
      <text:p text:style-name="P5"><text:soft-page-break/>INTRODUCCION</text:p>
      <text:p text:style-name="P5"/>
      <text:p text:style-name="P6"><text:tab/>En este proyecto se estudio el desempeno de distintos algoritmos de ordenamiento basados en comparacion. <text:span text:style-name="T6">Los algoritmos se sometieron a distintas pruebas para medir su rendimiento y, de esta forma, establecer comparaciones y ser capaces de determinar el mejor algoritmo para una situacion dada. Estos algoritmos presentan un tiempo promedio de ejecucion cuasi-lineal en la teoria y se tiene el objetivo de verificar dicho orden de crecimiento en la practica. Se sometieron a evaluciones los siguientes algoritmos:</text:span></text:p>
      <text:p text:style-name="P6"/>
      <text:p text:style-name="P6"><text:tab/><text:tab/>- <text:span text:style-name="T6">Heapsort</text:span></text:p>
      <text:p text:style-name="P6"><text:tab/><text:tab/>- <text:span text:style-name="T6">Median of three quicksort</text:span></text:p>
      <text:p text:style-name="P6"><text:tab/><text:tab/>- <text:span text:style-name="T6">Introsort</text:span></text:p>
      <text:p text:style-name="P6"><text:tab/><text:tab/>- <text:span text:style-name="T6">3-way Partitioning Quicksort</text:span></text:p>
      <text:p text:style-name="P6"><text:tab/><text:tab/>- <text:span text:style-name="T6">Dual Pivot Quicksort</text:span></text:p>
      <text:p text:style-name="P6"/>
      <text:p text:style-name="P9">Dichos algoritmos se implementaron utilizando el lenguaje de programacion Python 2.7 debido a su versatilidad, facil manejo y claridad para el lector. Ademas, se utilizaron arreglos como contenedores para almacenar elementos de facil comparacion (Numeros enteros y numeros reales), <text:span text:style-name="T7">y estos arreglos fueron construidos de distintas maneras para generar un entorno de prueba distinto para cada uno de los algoritmos mencionados anteriormente, para ello se utilizaron las siguientes variaciones:</text:span></text:p>
      <text:p text:style-name="P9"/>
      <text:p text:style-name="P9"><text:tab/>- <text:span text:style-name="T7">Arreglo de numeros reales en el intervalo [0,1) seleccionados aleatoreamente.</text:span></text:p>
      <text:p text:style-name="P9"><text:tab/>- <text:span text:style-name="T7">Arreglo de numeros enteros ordenados de forma estrictamente ascendente.</text:span></text:p>
      <text:p text:style-name="P9"><text:tab/>- <text:span text:style-name="T7">Arreglo de numeros enteros ordenados de forma estrictamente decreciente.</text:span></text:p>
      <text:p text:style-name="P9"><text:tab/>- <text:span text:style-name="T7">Arreglo de 0's y 1's seleccionados aleatoreamente.</text:span></text:p>
      <text:p text:style-name="P9"><text:tab/>- <text:span text:style-name="T7">Arreglo ordenado estrictamente ascendente en la primera mitad y luego estrictamente <text:tab/>descendente, es decir, de la forma 1,2,3,4,....,N/2, N/2, …... 2,1.</text:span></text:p>
      <text:p text:style-name="P9"><text:tab/>- <text:span text:style-name="T7">Arreglo ordenado con 16 pares de elementos intercambiados (esto con el objetivo de generar <text:tab/>un arreglo casi ordenado)</text:span></text:p>
      <text:p text:style-name="P9"><text:tab/>- <text:span text:style-name="T8">Arreglo ordenado con n/4 pares de elementos intercambiados (idem)</text:span></text:p>
      <text:p text:style-name="P9"/>
      <text:p text:style-name="P10">Los resultados obtenidos se registraron en tablas para cada tipo de arreglo. Adicionalmente, se graficaron los datos obtenidos, los cuales seran analizados posteriormente en este info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9:13:55.728526115</meta:creation-date>
    <dc:date>2016-02-23T20:10:25.882466687</dc:date>
    <meta:editing-duration>PT19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312" meta:character-count="2161" meta:non-whitespace-character-count="1854"/>
  </office:meta>
</office:document-meta>
</file>